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a4b8a" officeooo:paragraph-rsid="001a4b8a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a4b8a" officeooo:paragraph-rsid="001a4b8a" style:font-size-asian="14pt" style:font-size-complex="16pt"/>
    </style:style>
    <style:style style:name="P3" style:family="paragraph" style:parent-style-name="normal" style:list-style-name="WWNum1">
      <style:paragraph-properties fo:margin-left="1.27cm" fo:margin-right="0cm" fo:text-indent="-0.635cm" style:auto-text-indent="false"/>
      <style:text-properties officeooo:paragraph-rsid="001a4b8a"/>
    </style:style>
    <style:style style:name="P4" style:family="paragraph" style:parent-style-name="normal" style:list-style-name="WWNum1">
      <style:paragraph-properties fo:margin-left="1.27cm" fo:margin-right="0cm" fo:text-indent="-0.635cm" style:auto-text-indent="false"/>
      <style:text-properties officeooo:rsid="001a4b8a" officeooo:paragraph-rsid="001a4b8a"/>
    </style:style>
    <style:style style:name="P5" style:family="paragraph" style:parent-style-name="normal">
      <style:paragraph-properties fo:margin-left="1.27cm" fo:margin-right="0cm" fo:text-indent="0cm" style:auto-text-indent="false"/>
      <style:text-properties officeooo:paragraph-rsid="001a4b8a"/>
    </style:style>
    <style:style style:name="P6" style:family="paragraph" style:parent-style-name="normal" style:list-style-name="WWNum1">
      <style:paragraph-properties fo:margin-left="0.635cm" fo:margin-right="0cm" fo:text-indent="0cm" style:auto-text-indent="false"/>
      <style:text-properties officeooo:paragraph-rsid="001a4b8a"/>
    </style:style>
    <style:style style:name="P7" style:family="paragraph" style:parent-style-name="normal">
      <style:paragraph-properties fo:margin-left="0cm" fo:margin-right="0cm" fo:text-indent="0cm" style:auto-text-indent="false"/>
      <style:text-properties officeooo:paragraph-rsid="001a4b8a"/>
    </style:style>
    <style:style style:name="P8" style:family="paragraph" style:parent-style-name="normal" style:list-style-name="WWNum1">
      <style:paragraph-properties fo:margin-left="0cm" fo:margin-right="0cm" fo:text-indent="0cm" style:auto-text-indent="false"/>
      <style:text-properties fo:font-size="16pt" officeooo:rsid="001a4b8a" officeooo:paragraph-rsid="001a4b8a" style:font-size-asian="14pt" style:font-size-complex="16pt"/>
    </style:style>
    <style:style style:name="T1" style:family="text">
      <style:text-properties officeooo:rsid="001a4b8a"/>
    </style:style>
    <style:style style:name="T2" style:family="text">
      <style:text-properties fo:font-size="10.5pt" fo:background-color="#f6f8fa" loext:char-shading-value="0" style:font-size-asian="10.5pt" style:font-size-complex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ZIONE TELLO – Guida all’installazione</text:p>
      <text:p text:style-name="P1"/>
      <text:p text:style-name="P2">Sylla Seringe<text:tab/><text:tab/>5AROB</text:p>
      <text:p text:style-name="P2"/>
      <text:list xml:id="list3952377714" text:style-name="WWNum1">
        <text:list-item>
          <text:p text:style-name="P4">Effettuare ‘sudo apt-get update &amp;&amp; sudo apt-get upgrade’</text:p>
          <text:p text:style-name="P3"/>
        </text:list-item>
        <text:list-item>
          <text:p text:style-name="P3">Clonare la repo<text:span text:style-name="T1">sitory</text:span> <text:s/><text:span text:style-name="T1">con il comando </text:span>'git clone ' <text:span text:style-name="T1">di https://github.com/dji-sdk/Tello-Python.git</text:span></text:p>
        </text:list-item>
      </text:list>
      <text:p text:style-name="P7"/>
      <text:list xml:id="list105531771882358" text:continue-numbering="true" text:style-name="WWNum1">
        <text:list-item>
          <text:p text:style-name="P4">Una volta scaricato dirigersi nella directory del pkg scaricato e fare</text:p>
        </text:list-item>
      </text:list>
      <text:p text:style-name="P5">‘cd /Tello-Python/Tello_Video/<text:span text:style-name="T1">install/Linux</text:span>’</text:p>
      <text:p text:style-name="P5"/>
      <text:list xml:id="list105531667633131" text:continue-numbering="true" text:style-name="WWNum1">
        <text:list-item>
          <text:p text:style-name="P3"><text:span text:style-name="T1">Ottenere</text:span> i permessi <text:span text:style-name="T1">di esecuzione </text:span>con 'sudo chmod 777 linux_install.sh'</text:p>
          <text:p text:style-name="P3"/>
        </text:list-item>
        <text:list-item>
          <text:p text:style-name="P3"><text:s/>istallazione il p<text:span text:style-name="T1">rogramma con ‘./li</text:span>nux_install.sh'</text:p>
          <text:p text:style-name="P6"/>
        </text:list-item>
        <text:list-item>
          <text:p text:style-name="P3"><text:span text:style-name="T1">Tornare su /Tello-Python/Tello_Video/ e fare ‘python main.py’</text:span></text:p>
          <text:p text:style-name="P8"/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6T10:45:51.787881605</meta:creation-date>
    <dc:date>2019-12-16T10:55:30.267948560</dc:date>
    <meta:editing-duration>PT9M42S</meta:editing-duration>
    <meta:editing-cycles>1</meta:editing-cycles>
    <meta:document-statistic meta:table-count="0" meta:image-count="0" meta:object-count="0" meta:page-count="1" meta:paragraph-count="9" meta:word-count="67" meta:character-count="523" meta:non-whitespace-character-count="467"/>
    <meta:generator>LibreOffice/6.3.3.2$Linux_X86_64 LibreOffice_project/30$Build-2</meta:generator>
  </office:meta>
</office:document-meta>
</file>